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ymbol" svg:font-family="Symbol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top="0.3335in"/>
      <style:text-properties style:font-name="Times" fo:font-size="14.0pt" fo:color="#000000"/>
    </style:style>
    <style:style style:name="P2" style:family="paragraph" style:parent-style-name="Standard">
      <style:paragraph-properties fo:margin-bottom="0.0972in" fo:line-height="120%"/>
      <style:text-properties style:font-name="Times" fo:font-size="12.0pt"/>
    </style:style>
    <style:style style:name="P3" style:family="paragraph" style:parent-style-name="Standard">
      <style:paragraph-properties fo:line-height="150%"/>
      <style:text-properties style:font-name="Times" fo:font-size="14.0pt" fo:color="#000000"/>
    </style:style>
    <style:style style:name="P4" style:family="paragraph" style:parent-style-name="Standard">
      <style:paragraph-properties fo:line-height="150%"/>
      <style:text-properties style:font-name="Times" fo:font-size="12.0pt"/>
    </style:style>
    <style:style style:name="P5" style:family="paragraph" style:parent-style-name="Standard">
      <style:paragraph-properties fo:line-height="150%"/>
      <style:text-properties style:font-name="Times" fo:font-size="13.0pt" fo:color="#000000"/>
    </style:style>
    <style:style style:name="P6" style:family="paragraph" style:parent-style-name="Standard">
      <style:paragraph-properties fo:margin-left="0.3938in"/>
      <style:text-properties style:font-name="Times" fo:font-size="12.0pt"/>
    </style:style>
    <style:style style:name="P7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8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/>
    </style:style>
    <style:style style:name="P9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 fo:color="#ff3333"/>
    </style:style>
    <style:style style:name="P10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P11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 fo:color="#000000"/>
    </style:style>
    <style:style style:name="P12" style:family="paragraph" style:parent-style-name="Standard">
      <style:paragraph-properties fo:line-height="150%"/>
      <style:text-properties style:font-name="Times" fo:font-size="14.0pt"/>
    </style:style>
    <style:style style:name="P13" style:family="paragraph" style:parent-style-name="Standard">
      <style:paragraph-properties fo:margin-top="0.1390in"/>
      <style:text-properties style:font-name="Times" fo:font-size="13.0pt" fo:color="#000000"/>
    </style:style>
    <style:style style:name="P14" style:family="paragraph" style:parent-style-name="Standard">
      <style:text-properties style:font-name="Times" fo:font-size="12.0pt"/>
    </style:style>
    <style:style style:name="P15" style:family="paragraph" style:parent-style-name="Standard">
      <style:text-properties style:font-name="Times" fo:font-size="11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color="#000000"/>
    </style:style>
    <style:style style:name="T3" style:family="text">
      <style:text-properties style:text-underline-style="solid"/>
    </style:style>
    <style:style style:name="T4" style:family="text">
      <style:text-properties style:text-underline-style="solid" style:text-underline-color="#000000"/>
    </style:style>
    <style:style style:name="T5" style:family="text">
      <style:text-properties style:font-name="Symbol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</text:list-style>
  </office:automatic-styles>
  <office:body>
    <office:text>
      <text:p text:style-name="P1"><text:span text:style-name="T1">1. Introdução</text:span></text:p>
      <text:p text:style-name="P2"><text:tab/>Há um interesse por parte do grupo em analisar sistemas de distribuição e venda de produtos online, para isso foi proposto um caso de estudo onde o tema está mais próximo do imaginário dos integrantes do grupo. O objeto em questão é uma loja de Figuras de Ação(bonecos colecionáveis) com vendas online. O Sistema proposto tem características familiares aos integrantes, mesmo que não inspirado diretamente de uma loja, deste modo é possível focar na abordagem e práticas de modelagem de bancos de dados.</text:p>
      <text:p text:style-name="P3"><text:span text:style-name="T1">2. Requisitos do Projeto</text:span></text:p>
      <text:p text:style-name="P4"/>
      <text:p text:style-name="P5"><text:span text:style-name="T1">2.1 Requisitos de Dados</text:span></text:p>
      <text:p text:style-name="P6"/>
      <text:list text:style-name="L1">
        <text:list-item>
          <text:p text:style-name="P7">As Figuras de Ação, que tem listado apenas o modelo (ao invés da figura individual), são identificadas pelo Código de Barras e tem um preço determinado pelos donos da loja, também tem um indicador se é articulado ou não.</text:p>
        </text:list-item>
        <text:list-item>
          <text:p text:style-name="P7">Os armazéns em que estão os estoques da loja são identificados pelo CNPJ e, se esse for igual ao da loja, quer dizer que estão nela. Também são registrados o endereço e dois telefones de contato com o armazém, que assumirão valor nulo se for o caso da loja.</text:p>
        </text:list-item>
        <text:list-item>
          <text:p text:style-name="P7">A Marca, ou empresas que desenham as Figuras, são identificadas pelo CNPJ, e tem registrados o nome e o país da sede.</text:p>
        </text:list-item>
        <text:list-item>
          <text:p text:style-name="P7">Os Fabricantes das Figuras também são identificadas pelo CNPJ, e tem o nome, País e endereço registrados.</text:p>
        </text:list-item>
        <text:list-item>
          <text:p text:style-name="P7">Os Clientes, identificados pelo CPF, escolhem fazer um cadastro para a loja registrar o e-mail, nome, endereço e telefone.</text:p>
        </text:list-item>
        <text:list-item>
          <text:p text:style-name="P7">Os personagens (quem a figura representa) tem registrados um nome e o tipo (se é objeto ou vivo). Personagem é uma entidade fraca em relação à Franquia ao qual pertence.</text:p>
        </text:list-item>
        <text:list-item>
          <text:p text:style-name="P7">Das Franquias temos registrados o título, que é identificador, e o formato que é o tipo de mídia onde o personagem apareceu, e.g, quadrinhos(Graphic Novel), jogos, filmes, séries, livros, figura pública, esporte.</text:p>
        </text:list-item>
        <text:list-item>
          <text:p text:style-name="P7">Notas Fiscais: Registra a forma de Pagamento, a data, e um código identificador.</text:p>
        </text:list-item>
      </text:list>
      <text:p text:style-name="P5"><text:span text:style-name="T1">2.2 Requisitos Funcionais(As cardinalidades estão representadas respectivamente)</text:span></text:p>
      <text:p text:style-name="P6"/>
      <text:list text:style-name="L1">
        <text:list-item>
          <text:p text:style-name="P7">Entre Figuras de Ação e Fabricante :</text:p>
        </text:list-item>
      </text:list>
      <text:list text:style-name="L2">
        <text:list-item>
          <text:list>
            <text:list-item>
              <text:p text:style-name="P8">Fabrica[(1,N),(0,N)]: Registra o numero do Lote, a data de lançamento e a quantidade produzida.</text:p>
            </text:list-item>
            <text:list-item>
              <text:p text:style-name="P8">Disponibiliza[(0,N),(0,N)]: Registra a quantidade de unidades disponíveis.</text:p>
            </text:list-item>
          </text:list>
        </text:list-item>
        <text:list-item>
          <text:p text:style-name="P7">Entre Figuras de Ação e Marca:</text:p>
        </text:list-item>
      </text:list>
      <text:list text:style-name="L2">
        <text:list-item>
          <text:list>
            <text:list-item>
              <text:p text:style-name="P8">Desenha[(1,N),(1,1)]: Registra a data em que foi publicado o design.</text:p>
            </text:list-item>
          </text:list>
        </text:list-item>
        <text:list-item>
          <text:p text:style-name="P7">Entre Figuras de Ação e Cliente:</text:p>
          <text:list>
            <text:list-item>
              <text:p text:style-name="P8">Deseja[(0,N),(0,N)]: Consiste na Lista dos Desejos dos clientes.</text:p>
            </text:list-item>
            <text:list-item>
              <text:p text:style-name="P8">Resenha[(0,N,),(0,N)]: Registra as avaliações dadas por um cliente em notas numéricas e comentários.</text:p>
            </text:list-item>
            <text:list-item>
              <text:p text:style-name="P8">Comprou[(0,N),(0,N)]: Registra as compras.</text:p>
            </text:list-item>
          </text:list>
        </text:list-item>
        <text:list-item>
          <text:p text:style-name="P7">Entre Comprou e Nota Fiscal:</text:p>
          <text:list>
            <text:list-item>
              <text:p text:style-name="P9"><text:span text:style-name="T2">Registra[(1,1),(1,1)]: Registra </text:span>[AS COISAS NORMAIS DE UMA NOTA, QUE EU NÃO TENHO CERTEZA DO QUE SÃO]<text:span text:style-name="T2">.</text:span></text:p>
            </text:list-item>
          </text:list>
        </text:list-item>
        <text:list-item>
          <text:p text:style-name="P10">Entre Figuras de Ação e Armazém:</text:p>
          <text:list>
            <text:list-item>
              <text:p text:style-name="P11">Estocado[(0,N),(0,N)]: Registra a quantidade armazenada de cada figura no armazém.</text:p>
            </text:list-item>
          </text:list>
        </text:list-item>
      </text:list>
      <text:list text:style-name="L2">
        <text:list-item>
          <text:p text:style-name="P10">Entre Figuras de Ação e Personagem:</text:p>
          <text:list>
            <text:list-item>
              <text:p text:style-name="P11">Representa[(0,N)(1,N)]: Registra as figuras que representam seus respectivos personagens em suas temporadas e franquias, além da escala.</text:p>
            </text:list-item>
          </text:list>
        </text:list-item>
        <text:list-item>
          <text:p text:style-name="P10">Entre Personagem e Franquia:</text:p>
          <text:list>
            <text:list-item>
              <text:p text:style-name="P11">Participa[(1,N),(1,1)].</text:p>
            </text:list-item>
          </text:list>
        </text:list-item>
      </text:list>
      <text:p text:style-name="P6"/>
      <text:p text:style-name="P3"><text:span text:style-name="T1">4. MODELAGEM LÓGICA RELACIONAL</text:span></text:p>
      <text:p text:style-name="P12"/>
      <text:p text:style-name="P13"><text:span text:style-name="T1">4.1 Critérios: </text:span></text:p>
      <text:p text:style-name="P2"><text:tab/>Em todas as oportunidades faremos a menor quantidade possível de tabelas, exceto quando o relacionamento tiver atributos ou for de muitos para muitos. Nessas ocasiões faremos uma tabela separada para ele. Faremos tabelas separadas para atributos multivalorados e quando o relacionamento também for relacionado a algo. No caso de uma entidade ser fraca em relação a outra, o relacionamento será representado de maneira implícita, e seus atributos estarão na tabela que representa a entidade fraca.</text:p>
      <text:p text:style-name="P2"><text:tab/>Quando uma tabela aponta para duas tabelas com chaves primárias, garantidamente, iguais, só será feita uma chave estrangeira na primeira tabela.</text:p>
      <text:p text:style-name="P14"/>
      <text:p text:style-name="P13"><text:span text:style-name="T1">4.2 Diagrama:</text:span></text:p>
      <text:p text:style-name="P12"/>
      <text:p text:style-name="P12"/>
      <text:p text:style-name="P13"><text:span text:style-name="T1">4.3 Atributos das Tabelas:</text:span></text:p>
      <text:list text:style-name="L1">
        <text:list-item>
          <text:p text:style-name="P7">Cliente: <text:span text:style-name="T3">CPF</text:span>, Endereço, e-mail, nome.</text:p>
        </text:list-item>
        <text:list-item>
          <text:p text:style-name="P7">Compra: <text:span text:style-name="T3">Cod-Fig</text:span>, <text:span text:style-name="T3">Cod-NF</text:span>, <text:span text:style-name="T3">CPF</text:span>, Data de Compra, Data de Pagamento, <text:span text:style-name="T3">Endereço de Cobrança</text:span>, <text:span text:style-name="T3">Endereço de Entrega</text:span>, Forma de Pagamento.</text:p>
        </text:list-item>
        <text:list-item>
          <text:p text:style-name="P7">Deseja: <text:span text:style-name="T3">Cod-Fig</text:span>, <text:span text:style-name="T3">CPF</text:span>.</text:p>
        </text:list-item>
        <text:list-item>
          <text:p text:style-name="P7">Desenha: <text:span text:style-name="T3">CNPJ</text:span>, <text:span text:style-name="T3">Cod-Fig</text:span>, Data.</text:p>
        </text:list-item>
        <text:list-item>
          <text:p text:style-name="P7">Endereço: <text:span text:style-name="T3">CPF</text:span>, <text:span text:style-name="T3">Endereço</text:span>, Tipo.</text:p>
        </text:list-item>
        <text:list-item>
          <text:p text:style-name="P7">Fabrica: <text:span text:style-name="T3">CNPJ</text:span>, <text:span text:style-name="T3">Cod-Fig</text:span>, Quantidade Fabricada, Preço por Unidade.</text:p>
        </text:list-item>
        <text:list-item>
          <text:p text:style-name="P7">Fabricante: <text:span text:style-name="T3">CNPJ</text:span>, Endereço, e-mail, Nome, País, Website.</text:p>
        </text:list-item>
        <text:list-item>
          <text:p text:style-name="P7">Figura de Ação: Articulada, <text:span text:style-name="T3">Cod-Fig</text:span>, Estoque, Preço.</text:p>
        </text:list-item>
        <text:list-item>
          <text:p text:style-name="P7">Franquia: Formato, <text:span text:style-name="T3">Título</text:span>.</text:p>
        </text:list-item>
        <text:list-item>
          <text:p text:style-name="P7">Lote: <text:span text:style-name="T3">CNPJ</text:span>, <text:span text:style-name="T3">Cod-Fig</text:span>, <text:span text:style-name="T3">Data</text:span>, Estoque Atual na Fábrica.</text:p>
        </text:list-item>
        <text:list-item>
          <text:p text:style-name="P7">Marca: <text:span text:style-name="T3">CNPJ</text:span>, Nome, País.</text:p>
        </text:list-item>
        <text:list-item>
          <text:p text:style-name="P7">Personagem: Nome, <text:span text:style-name="T3">Título</text:span>, <text:span text:style-name="T3">Variante</text:span>.</text:p>
        </text:list-item>
        <text:list-item>
          <text:p text:style-name="P7">Representa: <text:span text:style-name="T3">Cod-Fig</text:span>, Escala, <text:span text:style-name="T3">Nome</text:span>, <text:span text:style-name="T4">Subtítulo,</text:span><text:s/><text:span text:style-name="T3">Título</text:span>, <text:span text:style-name="T3">Variante</text:span>.</text:p>
        </text:list-item>
        <text:list-item>
          <text:p text:style-name="P7">Resenha: <text:span text:style-name="T3">Cod-Fig</text:span>, Comentário, <text:span text:style-name="T3">CPF</text:span>, Nota.</text:p>
        </text:list-item>
        <text:list-item>
          <text:p text:style-name="P7">Telefone-C: <text:span text:style-name="T3">CPF</text:span>, <text:span text:style-name="T3">Tel</text:span>.</text:p>
        </text:list-item>
        <text:list-item>
          <text:p text:style-name="P7">Telefone-F: <text:span text:style-name="T3">CNPJ</text:span>, <text:span text:style-name="T3">Tel</text:span>.</text:p>
        </text:list-item>
        <text:list-item>
          <text:p text:style-name="P7">Temporada: <text:span text:style-name="T3">Subtítulo</text:span>, <text:span text:style-name="T3">Título</text:span>.</text:p>
        </text:list-item>
      </text:list>
      <text:p text:style-name="P6"/>
      <text:p text:style-name="P13"><text:span text:style-name="T1">4.4 Restrições de Integridade Referencial:</text:span></text:p>
      <text:list text:style-name="L1">
        <text:list-item>
          <text:p text:style-name="P7">Compra.Cod-Fig <text:span text:style-name="T5">→</text:span><text:s/>Figura de Ação.Cod-Fig</text:p>
        </text:list-item>
        <text:list-item>
          <text:p text:style-name="P7">Compra.CPF <text:span text:style-name="T5">→</text:span><text:s/>Cliente.CPF (Como o CPF em Cliente é garantidamente o mesmo que o CPF em Endereço, foi feita apenas uma chave estrangeira para os dois)</text:p>
        </text:list-item>
        <text:list-item>
          <text:p text:style-name="P7">Compra.Endereço de Cobrança <text:span text:style-name="T5">→</text:span><text:s/>Endereço.Endereço</text:p>
        </text:list-item>
        <text:list-item>
          <text:p text:style-name="P7">Compra.Endereço de Entrega <text:span text:style-name="T5">→</text:span><text:s/>Endereço.Endereço</text:p>
        </text:list-item>
        <text:list-item>
          <text:p text:style-name="P7">Deseja.Cod-Fig <text:span text:style-name="T5">→</text:span><text:s/>Figura de Ação.Cod-Fig</text:p>
        </text:list-item>
        <text:list-item>
          <text:p text:style-name="P7">Deseja.CPF <text:span text:style-name="T5">→</text:span><text:s/>Cliente.CPF</text:p>
        </text:list-item>
        <text:list-item>
          <text:p text:style-name="P7">Desenha.CNPJ <text:span text:style-name="T5">→</text:span><text:s/>Marca.CNPJ</text:p>
        </text:list-item>
        <text:list-item>
          <text:p text:style-name="P7">Desenha.Cod-Fig <text:span text:style-name="T5">→</text:span><text:s/>Figura de Ação.Cod-Fig</text:p>
        </text:list-item>
        <text:list-item>
          <text:p text:style-name="P7">Disponibiliza.CNPJ <text:span text:style-name="T5">→</text:span><text:s/>Fabricante.CNPJ</text:p>
        </text:list-item>
        <text:list-item>
          <text:p text:style-name="P7">Disponibiliza.Cod-Fig <text:span text:style-name="T5">→</text:span><text:s/>Figura de Ação.Cod-Fig</text:p>
        </text:list-item>
        <text:list-item>
          <text:p text:style-name="P7">Endereço.CPF <text:span text:style-name="T5">→</text:span><text:s/>Cliente.CPF</text:p>
        </text:list-item>
        <text:list-item>
          <text:p text:style-name="P7">Fabrica.CNPJ <text:span text:style-name="T5">→</text:span><text:s/>Fabricante.CNPJ</text:p>
        </text:list-item>
        <text:list-item>
          <text:p text:style-name="P7">Fabrica.Cod-Fig <text:span text:style-name="T5">→</text:span><text:s/>Figura de Ação.Cod-Fig</text:p>
        </text:list-item>
        <text:list-item>
          <text:p text:style-name="P7">Lote.CNPJ <text:span text:style-name="T5">→</text:span><text:s/>Fabricante.CNPJ.</text:p>
        </text:list-item>
        <text:list-item>
          <text:p text:style-name="P7">Lote.Cod-Fig <text:span text:style-name="T5">→</text:span><text:s/>Figura de Ação.Cod-Fig</text:p>
        </text:list-item>
        <text:list-item>
          <text:p text:style-name="P7">Personagem.Subtítulo <text:span text:style-name="T5">→ </text:span>Temporada.Subtítulo</text:p>
        </text:list-item>
        <text:list-item>
          <text:p text:style-name="P7">Personagem.Título <text:span text:style-name="T5">→</text:span><text:s/>Temporada.Título</text:p>
        </text:list-item>
        <text:list-item>
          <text:p text:style-name="P7">Representa.Subtítulo <text:span text:style-name="T5">→</text:span><text:s/>Personagem.Subtítulo</text:p>
        </text:list-item>
        <text:list-item>
          <text:p text:style-name="P7">Representa.Título <text:span text:style-name="T5">→</text:span><text:s/>Personagem.Título</text:p>
        </text:list-item>
        <text:list-item>
          <text:p text:style-name="P7">Representa.Cod-Fig <text:span text:style-name="T5">→</text:span><text:s/>Figura de Ação.Cod-Fig</text:p>
        </text:list-item>
        <text:list-item>
          <text:p text:style-name="P7">Representa.Nome <text:span text:style-name="T5">→</text:span><text:s/>Personagem.Nome</text:p>
        </text:list-item>
        <text:list-item>
          <text:p text:style-name="P7">Representa.Variante <text:span text:style-name="T5">→</text:span><text:s/>Personagem.Variante</text:p>
        </text:list-item>
        <text:list-item>
          <text:p text:style-name="P7">Resenha.Cod-Fig <text:span text:style-name="T5">→</text:span><text:s/>Figura de Ação.Cod-Fig</text:p>
        </text:list-item>
        <text:list-item>
          <text:p text:style-name="P7">Resenha.CPF <text:span text:style-name="T5">→</text:span><text:s/>Cliente.CPF</text:p>
        </text:list-item>
        <text:list-item>
          <text:p text:style-name="P10">Telefone-C.CPF <text:span text:style-name="T5">→</text:span><text:s/>Cliente.CPF</text:p>
        </text:list-item>
        <text:list-item>
          <text:p text:style-name="P10">Telefone-F.CNPJ <text:span text:style-name="T5">→</text:span><text:s/>Fabricante.CNPJ</text:p>
        </text:list-item>
        <text:list-item>
          <text:p text:style-name="P10">Temporada.Título <text:span text:style-name="T5">→</text:span><text:s/>Franquia.Título</text:p>
        </text:list-item>
      </text:list>
      <text:p text:style-name="P6"/>
      <text:p text:style-name="P1"><text:span text:style-name="T1">5. Dicionário de Atributos</text:span></text:p>
      <text:p text:style-name="P14"/>
      <text:p text:style-name="P14"/>
      <text:p text:style-name="P14"/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4">Tabela Cliente</text:p>
          </table:table-cell>
        </table:table-row>
        <table:table-row>
          <table:table-cell table:style-name="TableCell1">
            <text:p text:style-name="P14">Atributo</text:p>
          </table:table-cell>
          <table:table-cell table:style-name="TableCell1">
            <text:p text:style-name="P14">Tipo-Base</text:p>
          </table:table-cell>
          <table:table-cell table:style-name="TableCell1">
            <text:p text:style-name="P14">Domínio</text:p>
          </table:table-cell>
          <table:table-cell table:style-name="TableCell1">
            <text:p text:style-name="P14">Máscara</text:p>
          </table:table-cell>
        </table:table-row>
        <table:table-row>
          <table:table-cell table:style-name="TableCell1">
            <text:p text:style-name="P14"><text:span text:style-name="T1">CPF</text:span>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Inteiros Positivos</text:p>
          </table:table-cell>
          <table:table-cell table:style-name="TableCell1">
            <text:p text:style-name="P14">xxx.xxx.xxx-xx</text:p>
          </table:table-cell>
        </table:table-row>
        <table:table-row>
          <table:table-cell table:style-name="TableCell1">
            <text:p text:style-name="P14">e-mail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 minúsculo e símbolos especiais(ponto, underline, etc) </text:p>
          </table:table-cell>
          <table:table-cell table:style-name="TableCell1">
            <text:p text:style-name="P14"><text:a xlink:type="simple" xlink:href="mailto:cliente@dominio.com">cliente@dominio.com</text:a></text:p>
          </table:table-cell>
        </table:table-row>
        <table:table-row>
          <table:table-cell table:style-name="TableCell1">
            <text:p text:style-name="P14">Endereço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Nome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bético</text:p>
          </table:table-cell>
          <table:table-cell table:style-name="TableCell1">
            <text:p text:style-name="P14">[Como cadastrado]</text:p>
          </table:table-cell>
        </table:table-row>
      </table:table>
      <text:p text:style-name="P14"/>
      <text:p text:style-name="P14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4">Tabela Compra</text:p>
          </table:table-cell>
        </table:table-row>
        <table:table-row>
          <table:table-cell table:style-name="TableCell1">
            <text:p text:style-name="P14">Atributo</text:p>
          </table:table-cell>
          <table:table-cell table:style-name="TableCell1">
            <text:p text:style-name="P14">Tipo-Base</text:p>
          </table:table-cell>
          <table:table-cell table:style-name="TableCell1">
            <text:p text:style-name="P14">Domínio</text:p>
          </table:table-cell>
          <table:table-cell table:style-name="TableCell1">
            <text:p text:style-name="P14">Máscara</text:p>
          </table:table-cell>
        </table:table-row>
        <table:table-row>
          <table:table-cell table:style-name="TableCell1">
            <text:p text:style-name="P14"><text:span text:style-name="T1">Cod-Fig</text:span>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<text:span text:style-name="T1">Cod-NF</text:span>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Inteiros Positivos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<text:span text:style-name="T1">CPF</text:span>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[Como determinado pela Receita Federal]</text:p>
          </table:table-cell>
          <table:table-cell table:style-name="TableCell1">
            <text:p text:style-name="P14">xxx.xxx.xxx-xx</text:p>
          </table:table-cell>
        </table:table-row>
        <table:table-row>
          <table:table-cell table:style-name="TableCell1">
            <text:p text:style-name="P14">Data de Compra</text:p>
          </table:table-cell>
          <table:table-cell table:style-name="TableCell1">
            <text:p text:style-name="P14">Data</text:p>
          </table:table-cell>
          <table:table-cell table:style-name="TableCell1">
            <text:p text:style-name="P14">[Data de Criação da loja a Dia atual]</text:p>
          </table:table-cell>
          <table:table-cell table:style-name="TableCell1">
            <text:p text:style-name="P14">DD/MM/AAAA</text:p>
          </table:table-cell>
        </table:table-row>
        <table:table-row>
          <table:table-cell table:style-name="TableCell1">
            <text:p text:style-name="P14"><text:span text:style-name="T1">Endereço de Cobrança</text:span>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Endereços no Brasil]</text:p>
          </table:table-cell>
          <table:table-cell table:style-name="TableCell1">
            <text:p text:style-name="P14">UF, MUNICÍPIO, BAIRRO, RUA, NÚMERO, APT</text:p>
          </table:table-cell>
        </table:table-row>
        <table:table-row>
          <table:table-cell table:style-name="TableCell1">
            <text:p text:style-name="P14"><text:span text:style-name="T1">Endereço de Entrega</text:span>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Endereços no Brasil]</text:p>
          </table:table-cell>
          <table:table-cell table:style-name="TableCell1">
            <text:p text:style-name="P14">UF, MUNICÍPIO, BAIRRO, RUA, NÚMERO, APT</text:p>
          </table:table-cell>
        </table:table-row>
        <table:table-row>
          <table:table-cell table:style-name="TableCell1">
            <text:p text:style-name="P14">Forma de Pagamento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{'Cheque','Dinheiro','Débito','Crédito'}</text:p>
          </table:table-cell>
          <table:table-cell table:style-name="TableCell1">
            <text:p text:style-name="P14">[Como cadastrado]</text:p>
          </table:table-cell>
        </table:table-row>
      </table:table>
      <text:p text:style-name="P14"/>
      <text:p text:style-name="P14"/>
      <table:table table:name="Table3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4">Tabela Deseja</text:p>
          </table:table-cell>
        </table:table-row>
        <table:table-row>
          <table:table-cell table:style-name="TableCell1">
            <text:p text:style-name="P14">Atributo</text:p>
          </table:table-cell>
          <table:table-cell table:style-name="TableCell1">
            <text:p text:style-name="P14">Tipo-Base</text:p>
          </table:table-cell>
          <table:table-cell table:style-name="TableCell1">
            <text:p text:style-name="P14">Domínio</text:p>
          </table:table-cell>
          <table:table-cell table:style-name="TableCell1">
            <text:p text:style-name="P14">Máscara</text:p>
          </table:table-cell>
        </table:table-row>
        <table:table-row>
          <table:table-cell table:style-name="TableCell1">
            <text:p text:style-name="P14"><text:span text:style-name="T1">CPF</text:span>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Inteiros Positivos</text:p>
          </table:table-cell>
          <table:table-cell table:style-name="TableCell1">
            <text:p text:style-name="P14">xxx.xxx.xxx-xx</text:p>
          </table:table-cell>
        </table:table-row>
        <table:table-row>
          <table:table-cell table:style-name="TableCell1">
            <text:p text:style-name="P14"><text:span text:style-name="T1">Cod.Fig</text:span>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</table:table>
      <text:p text:style-name="P14"/>
      <text:p text:style-name="P14"/>
      <table:table table:name="Table4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4">Tabela Desenha</text:p>
          </table:table-cell>
        </table:table-row>
        <table:table-row>
          <table:table-cell table:style-name="TableCell1">
            <text:p text:style-name="P14">Atributo</text:p>
          </table:table-cell>
          <table:table-cell table:style-name="TableCell1">
            <text:p text:style-name="P14">Tipo-Base</text:p>
          </table:table-cell>
          <table:table-cell table:style-name="TableCell1">
            <text:p text:style-name="P14">Domínio</text:p>
          </table:table-cell>
          <table:table-cell table:style-name="TableCell1">
            <text:p text:style-name="P14">Máscara</text:p>
          </table:table-cell>
        </table:table-row>
        <table:table-row>
          <table:table-cell table:style-name="TableCell1">
            <text:p text:style-name="P14"><text:span text:style-name="T1">CNPJ</text:span>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Inteiro positivos</text:p>
          </table:table-cell>
          <table:table-cell table:style-name="TableCell1">
            <text:p text:style-name="P15">xx.xxx.xxx/xxxx-xx</text:p>
          </table:table-cell>
        </table:table-row>
        <table:table-row>
          <table:table-cell table:style-name="TableCell1">
            <text:p text:style-name="P14"><text:span text:style-name="T1">Cod.Fig</text:span>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Data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Inteiros positivos</text:p>
          </table:table-cell>
          <table:table-cell table:style-name="TableCell1">
            <text:p text:style-name="P14">DD/MM/AAAA</text:p>
          </table:table-cell>
        </table:table-row>
      </table:table>
      <text:p text:style-name="P14"/>
      <text:p text:style-name="P14"/>
      <table:table table:name="Table5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4">Tabela Endereço</text:p>
          </table:table-cell>
        </table:table-row>
        <table:table-row>
          <table:table-cell table:style-name="TableCell1">
            <text:p text:style-name="P14">Atributo</text:p>
          </table:table-cell>
          <table:table-cell table:style-name="TableCell1">
            <text:p text:style-name="P14">Tipo-Base</text:p>
          </table:table-cell>
          <table:table-cell table:style-name="TableCell1">
            <text:p text:style-name="P14">Domínio</text:p>
          </table:table-cell>
          <table:table-cell table:style-name="TableCell1">
            <text:p text:style-name="P14">Máscara</text:p>
          </table:table-cell>
        </table:table-row>
        <table:table-row>
          <table:table-cell table:style-name="TableCell1">
            <text:p text:style-name="P14"><text:span text:style-name="T1">CPF</text:span>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Inteiros Positivos</text:p>
          </table:table-cell>
          <table:table-cell table:style-name="TableCell1">
            <text:p text:style-name="P14">xxx.xxx.xxx-xx</text:p>
          </table:table-cell>
        </table:table-row>
        <table:table-row>
          <table:table-cell table:style-name="TableCell1">
            <text:p text:style-name="P14"><text:span text:style-name="T1">Endereço</text:span>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Endereços no Brasil]</text:p>
          </table:table-cell>
          <table:table-cell table:style-name="TableCell1">
            <text:p text:style-name="P14">UF, MUNICÍPIO, BAIRRO, RUA, NÚMERO, APT</text:p>
          </table:table-cell>
        </table:table-row>
        <table:table-row>
          <table:table-cell table:style-name="TableCell1">
            <text:p text:style-name="P14">Tipo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['Apartamento','Casa']</text:p>
          </table:table-cell>
          <table:table-cell table:style-name="TableCell1">
            <text:p text:style-name="P14">[Como cadastrado]</text:p>
          </table:table-cell>
        </table:table-row>
      </table:table>
      <text:p text:style-name="P14"/>
      <text:p text:style-name="P14"/>
      <table:table table:name="Table6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4">Tabela Fabrica</text:p>
          </table:table-cell>
        </table:table-row>
        <table:table-row>
          <table:table-cell table:style-name="TableCell1">
            <text:p text:style-name="P14">Atributo</text:p>
          </table:table-cell>
          <table:table-cell table:style-name="TableCell1">
            <text:p text:style-name="P14">Tipo-Base</text:p>
          </table:table-cell>
          <table:table-cell table:style-name="TableCell1">
            <text:p text:style-name="P14">Domínio</text:p>
          </table:table-cell>
          <table:table-cell table:style-name="TableCell1">
            <text:p text:style-name="P14">Máscara</text:p>
          </table:table-cell>
        </table:table-row>
        <table:table-row>
          <table:table-cell table:style-name="TableCell1">
            <text:p text:style-name="P14"><text:span text:style-name="T1">CNPJ</text:span>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Inteiro positivos</text:p>
          </table:table-cell>
          <table:table-cell table:style-name="TableCell1">
            <text:p text:style-name="P15">xx.xxx.xxx/xxxx-xx</text:p>
          </table:table-cell>
        </table:table-row>
        <table:table-row>
          <table:table-cell table:style-name="TableCell1">
            <text:p text:style-name="P14"><text:span text:style-name="T1">Cod-Fig</text:span>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Quantidade Fabricada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Inteiros Positivos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Preço por Unidade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Reais positivos</text:p>
          </table:table-cell>
          <table:table-cell table:style-name="TableCell1">
            <text:p text:style-name="P14">R$x,xx</text:p>
          </table:table-cell>
        </table:table-row>
      </table:table>
      <text:p text:style-name="P14"/>
      <text:p text:style-name="P14"/>
      <text:p text:style-name="P14"/>
      <text:p text:style-name="P14"/>
      <table:table table:name="Table7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4">Tabela Fabricante</text:p>
          </table:table-cell>
        </table:table-row>
        <table:table-row>
          <table:table-cell table:style-name="TableCell1">
            <text:p text:style-name="P14">Atributo</text:p>
          </table:table-cell>
          <table:table-cell table:style-name="TableCell1">
            <text:p text:style-name="P14">Tipo-Base</text:p>
          </table:table-cell>
          <table:table-cell table:style-name="TableCell1">
            <text:p text:style-name="P14">Domínio</text:p>
          </table:table-cell>
          <table:table-cell table:style-name="TableCell1">
            <text:p text:style-name="P14">Máscara</text:p>
          </table:table-cell>
        </table:table-row>
        <table:table-row>
          <table:table-cell table:style-name="TableCell1">
            <text:p text:style-name="P14"><text:span text:style-name="T1">CNPJ</text:span>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Inteiro positivos</text:p>
          </table:table-cell>
          <table:table-cell table:style-name="TableCell1">
            <text:p text:style-name="P15">xx.xxx.xxx/xxxx-xx</text:p>
          </table:table-cell>
        </table:table-row>
        <table:table-row>
          <table:table-cell table:style-name="TableCell1">
            <text:p text:style-name="P14"><text:span text:style-name="T1">Endereço</text:span>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Endereços no Brasil]</text:p>
          </table:table-cell>
          <table:table-cell table:style-name="TableCell1">
            <text:p text:style-name="P14">UF, MUNICÍPIO, BAIRRO, RUA, NÚMERO, APT</text:p>
          </table:table-cell>
        </table:table-row>
        <table:table-row>
          <table:table-cell table:style-name="TableCell1">
            <text:p text:style-name="P14">e-mail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 minúsculo e símbolos especiais(ponto, underline, etc) </text:p>
          </table:table-cell>
          <table:table-cell table:style-name="TableCell1">
            <text:p text:style-name="P14"><text:a xlink:type="simple" xlink:href="mailto:cliente@dominio.com">cliente@dominio.com</text:a></text:p>
          </table:table-cell>
        </table:table-row>
        <table:table-row>
          <table:table-cell table:style-name="TableCell1">
            <text:p text:style-name="P14">Nome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bético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País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[Países]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Website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bético com '.' e '/'</text:p>
          </table:table-cell>
          <table:table-cell table:style-name="TableCell1">
            <text:p text:style-name="P14">www.nomesite.dom/</text:p>
          </table:table-cell>
        </table:table-row>
      </table:table>
      <text:p text:style-name="P14"/>
      <text:p text:style-name="P14"/>
      <table:table table:name="Table8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4">Tabela Figura de Ação</text:p>
          </table:table-cell>
        </table:table-row>
        <table:table-row>
          <table:table-cell table:style-name="TableCell1">
            <text:p text:style-name="P14">Atributo</text:p>
          </table:table-cell>
          <table:table-cell table:style-name="TableCell1">
            <text:p text:style-name="P14">Tipo-Base</text:p>
          </table:table-cell>
          <table:table-cell table:style-name="TableCell1">
            <text:p text:style-name="P14">Domínio</text:p>
          </table:table-cell>
          <table:table-cell table:style-name="TableCell1">
            <text:p text:style-name="P14">Máscara</text:p>
          </table:table-cell>
        </table:table-row>
        <table:table-row>
          <table:table-cell table:style-name="TableCell1">
            <text:p text:style-name="P14">Articulado </text:p>
          </table:table-cell>
          <table:table-cell table:style-name="TableCell1">
            <text:p text:style-name="P14">Booleano</text:p>
          </table:table-cell>
          <table:table-cell table:style-name="TableCell1">
            <text:p text:style-name="P14">{Verdadeiro, Falso}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<text:span text:style-name="T1">Cod-Fig</text:span>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Estoque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Inteiros Positivos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Preço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Inteiros Positivos</text:p>
          </table:table-cell>
          <table:table-cell table:style-name="TableCell1">
            <text:p text:style-name="P14">R$ x,xx</text:p>
          </table:table-cell>
        </table:table-row>
      </table:table>
      <text:p text:style-name="P14"/>
      <table:table table:name="Table9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4">Tabela Franquia</text:p>
          </table:table-cell>
        </table:table-row>
        <table:table-row>
          <table:table-cell table:style-name="TableCell1">
            <text:p text:style-name="P14">Atributo</text:p>
          </table:table-cell>
          <table:table-cell table:style-name="TableCell1">
            <text:p text:style-name="P14">Tipo-Base</text:p>
          </table:table-cell>
          <table:table-cell table:style-name="TableCell1">
            <text:p text:style-name="P14">Domínio</text:p>
          </table:table-cell>
          <table:table-cell table:style-name="TableCell1">
            <text:p text:style-name="P14">Máscara</text:p>
          </table:table-cell>
        </table:table-row>
        <table:table-row>
          <table:table-cell table:style-name="TableCell1">
            <text:p text:style-name="P14">Formato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<text:span text:style-name="T1">Título</text:span>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</table:table>
      <text:p text:style-name="P14"/>
      <text:p text:style-name="P14"/>
      <table:table table:name="Table10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4">Tabela Lote</text:p>
          </table:table-cell>
        </table:table-row>
        <table:table-row>
          <table:table-cell table:style-name="TableCell1">
            <text:p text:style-name="P14">Atributo</text:p>
          </table:table-cell>
          <table:table-cell table:style-name="TableCell1">
            <text:p text:style-name="P14">Tipo-Base</text:p>
          </table:table-cell>
          <table:table-cell table:style-name="TableCell1">
            <text:p text:style-name="P14">Domínio</text:p>
          </table:table-cell>
          <table:table-cell table:style-name="TableCell1">
            <text:p text:style-name="P14">Máscara</text:p>
          </table:table-cell>
        </table:table-row>
        <table:table-row>
          <table:table-cell table:style-name="TableCell1">
            <text:p text:style-name="P14"><text:span text:style-name="T1">CNPJ</text:span>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Inteiro positivos</text:p>
          </table:table-cell>
          <table:table-cell table:style-name="TableCell1">
            <text:p text:style-name="P15">xx.xxx.xxx/xxxx-xx</text:p>
          </table:table-cell>
        </table:table-row>
        <table:table-row>
          <table:table-cell table:style-name="TableCell1">
            <text:p text:style-name="P14"><text:span text:style-name="T1">Cod-Fig</text:span>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<text:span text:style-name="T1">Data</text:span>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Inteiros positivos</text:p>
          </table:table-cell>
          <table:table-cell table:style-name="TableCell1">
            <text:p text:style-name="P14">DD/MM/AAAA</text:p>
          </table:table-cell>
        </table:table-row>
        <table:table-row>
          <table:table-cell table:style-name="TableCell1">
            <text:p text:style-name="P14">Estoque Atual na Fábrica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Inteiros positivos</text:p>
          </table:table-cell>
          <table:table-cell table:style-name="TableCell1">
            <text:p text:style-name="P14">[Como cadastrado]</text:p>
          </table:table-cell>
        </table:table-row>
      </table:table>
      <text:p text:style-name="P14"/>
      <table:table table:name="Table1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4">Tabela Marca</text:p>
          </table:table-cell>
        </table:table-row>
        <table:table-row>
          <table:table-cell table:style-name="TableCell1">
            <text:p text:style-name="P14">Atributo</text:p>
          </table:table-cell>
          <table:table-cell table:style-name="TableCell1">
            <text:p text:style-name="P14">Tipo-Base</text:p>
          </table:table-cell>
          <table:table-cell table:style-name="TableCell1">
            <text:p text:style-name="P14">Domínio</text:p>
          </table:table-cell>
          <table:table-cell table:style-name="TableCell1">
            <text:p text:style-name="P14">Máscara</text:p>
          </table:table-cell>
        </table:table-row>
        <table:table-row>
          <table:table-cell table:style-name="TableCell1">
            <text:p text:style-name="P14"><text:span text:style-name="T1">CNPJ</text:span>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Inteiro positivos</text:p>
          </table:table-cell>
          <table:table-cell table:style-name="TableCell1">
            <text:p text:style-name="P15">xx.xxx.xxx/xxxx-xx</text:p>
          </table:table-cell>
        </table:table-row>
        <table:table-row>
          <table:table-cell table:style-name="TableCell1">
            <text:p text:style-name="P14">Nome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País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bético</text:p>
          </table:table-cell>
          <table:table-cell table:style-name="TableCell1">
            <text:p text:style-name="P14">[Como cadastrado]</text:p>
          </table:table-cell>
        </table:table-row>
      </table:table>
      <text:p text:style-name="P14"/>
      <text:p text:style-name="P14"/>
      <table:table table:name="Table1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4">Tabela Personagem</text:p>
          </table:table-cell>
        </table:table-row>
        <table:table-row>
          <table:table-cell table:style-name="TableCell1">
            <text:p text:style-name="P14">Atributo</text:p>
          </table:table-cell>
          <table:table-cell table:style-name="TableCell1">
            <text:p text:style-name="P14">Tipo-Base</text:p>
          </table:table-cell>
          <table:table-cell table:style-name="TableCell1">
            <text:p text:style-name="P14">Domínio</text:p>
          </table:table-cell>
          <table:table-cell table:style-name="TableCell1">
            <text:p text:style-name="P14">Máscara</text:p>
          </table:table-cell>
        </table:table-row>
        <table:table-row>
          <table:table-cell table:style-name="TableCell1">
            <text:p text:style-name="P14"><text:span text:style-name="T1">Nome</text:span>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<text:span text:style-name="T1">Subtítulo</text:span>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<text:span text:style-name="T1">Título</text:span>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<text:span text:style-name="T1">Variante</text:span>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</table:table>
      <text:p text:style-name="P14"/>
      <text:p text:style-name="P14"/>
      <table:table table:name="Table13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4">Tabela Representa</text:p>
          </table:table-cell>
        </table:table-row>
        <table:table-row>
          <table:table-cell table:style-name="TableCell1">
            <text:p text:style-name="P14">Atributo</text:p>
          </table:table-cell>
          <table:table-cell table:style-name="TableCell1">
            <text:p text:style-name="P14">Tipo-Base</text:p>
          </table:table-cell>
          <table:table-cell table:style-name="TableCell1">
            <text:p text:style-name="P14">Domínio</text:p>
          </table:table-cell>
          <table:table-cell table:style-name="TableCell1">
            <text:p text:style-name="P14">Máscara</text:p>
          </table:table-cell>
        </table:table-row>
        <table:table-row>
          <table:table-cell table:style-name="TableCell1">
            <text:p text:style-name="P14"><text:span text:style-name="T1">Cod-Fig</text:span>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Escala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Reais Inteiros</text:p>
          </table:table-cell>
          <table:table-cell table:style-name="TableCell1">
            <text:p text:style-name="P14">1 : X,X</text:p>
          </table:table-cell>
        </table:table-row>
        <table:table-row>
          <table:table-cell table:style-name="TableCell1">
            <text:p text:style-name="P14"><text:span text:style-name="T1">Nome</text:span>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<text:span text:style-name="T1">Subtítulo</text:span>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<text:span text:style-name="T1">Título</text:span>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<text:span text:style-name="T1">Variante</text:span>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</table:table>
      <text:p text:style-name="P14"/>
      <text:p text:style-name="P14"/>
      <table:table table:name="Table14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4">Tabela Resenha</text:p>
          </table:table-cell>
        </table:table-row>
        <table:table-row>
          <table:table-cell table:style-name="TableCell1">
            <text:p text:style-name="P14"><text:span text:style-name="T1">CPF</text:span>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Inteiros Positivos</text:p>
          </table:table-cell>
          <table:table-cell table:style-name="TableCell1">
            <text:p text:style-name="P14">xxx.xxx.xxx-xx</text:p>
          </table:table-cell>
        </table:table-row>
        <table:table-row>
          <table:table-cell table:style-name="TableCell1">
            <text:p text:style-name="P14"><text:span text:style-name="T1">Cod.Fig</text:span>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Comentário</text:p>
          </table:table-cell>
          <table:table-cell table:style-name="TableCell1">
            <text:p text:style-name="P14">Texto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Nota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[1,10]</text:p>
          </table:table-cell>
          <table:table-cell table:style-name="TableCell1">
            <text:p text:style-name="P14">[Como cadastrado]</text:p>
          </table:table-cell>
        </table:table-row>
      </table:table>
      <text:p text:style-name="P14"/>
      <text:p text:style-name="P14"/>
      <text:p text:style-name="P14"/>
      <table:table table:name="Table15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4">Tabela Telefone-C</text:p>
          </table:table-cell>
        </table:table-row>
        <table:table-row>
          <table:table-cell table:style-name="TableCell1">
            <text:p text:style-name="P14">Atributo</text:p>
          </table:table-cell>
          <table:table-cell table:style-name="TableCell1">
            <text:p text:style-name="P14">Tipo-Base</text:p>
          </table:table-cell>
          <table:table-cell table:style-name="TableCell1">
            <text:p text:style-name="P14">Domínio</text:p>
          </table:table-cell>
          <table:table-cell table:style-name="TableCell1">
            <text:p text:style-name="P14">Máscara</text:p>
          </table:table-cell>
        </table:table-row>
        <table:table-row>
          <table:table-cell table:style-name="TableCell1">
            <text:p text:style-name="P14"><text:span text:style-name="T1">CPF</text:span>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Inteiros Positivos</text:p>
          </table:table-cell>
          <table:table-cell table:style-name="TableCell1">
            <text:p text:style-name="P14">xxx.xxx.xxx-xx</text:p>
          </table:table-cell>
        </table:table-row>
        <table:table-row>
          <table:table-cell table:style-name="TableCell1">
            <text:p text:style-name="P14"><text:span text:style-name="T1">Telefone</text:span></text:p>
          </table:table-cell>
          <table:table-cell table:style-name="TableCell1">
            <text:p text:style-name="P14">Numérico</text:p>
          </table:table-cell>
          <table:table-cell table:style-name="TableCell1">
            <text:p text:style-name="P14">Inteiros positivos</text:p>
          </table:table-cell>
          <table:table-cell table:style-name="TableCell1">
            <text:p text:style-name="P14">xxxx-xxxx</text:p>
          </table:table-cell>
        </table:table-row>
      </table:table>
      <text:p text:style-name="P14"/>
      <text:p text:style-name="P14"/>
      <table:table table:name="Table16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4">Tabela Telefone-F</text:p>
          </table:table-cell>
        </table:table-row>
        <table:table-row>
          <table:table-cell table:style-name="TableCell1">
            <text:p text:style-name="P14">Atributo</text:p>
          </table:table-cell>
          <table:table-cell table:style-name="TableCell1">
            <text:p text:style-name="P14">Tipo-Base</text:p>
          </table:table-cell>
          <table:table-cell table:style-name="TableCell1">
            <text:p text:style-name="P14">Domínio</text:p>
          </table:table-cell>
          <table:table-cell table:style-name="TableCell1">
            <text:p text:style-name="P14">Máscara</text:p>
          </table:table-cell>
        </table:table-row>
        <table:table-row>
          <table:table-cell table:style-name="TableCell1">
            <text:p text:style-name="P14"><text:span text:style-name="T1">CNPJ</text:span></text:p>
          </table:table-cell>
          <table:table-cell table:style-name="TableCell1">
            <text:p text:style-name="P14">Número</text:p>
          </table:table-cell>
          <table:table-cell table:style-name="TableCell1">
            <text:p text:style-name="P14">Inteiro positivos</text:p>
          </table:table-cell>
          <table:table-cell table:style-name="TableCell1">
            <text:p text:style-name="P15">xx.xxx.xxx/xxxx-xx</text:p>
          </table:table-cell>
        </table:table-row>
        <table:table-row>
          <table:table-cell table:style-name="TableCell1">
            <text:p text:style-name="P14"><text:span text:style-name="T1">Telefone</text:span></text:p>
          </table:table-cell>
          <table:table-cell table:style-name="TableCell1">
            <text:p text:style-name="P14">Numérico</text:p>
          </table:table-cell>
          <table:table-cell table:style-name="TableCell1">
            <text:p text:style-name="P14">Inteiros positivos</text:p>
          </table:table-cell>
          <table:table-cell table:style-name="TableCell1">
            <text:p text:style-name="P14">xxxx-xxxx</text:p>
          </table:table-cell>
        </table:table-row>
      </table:table>
      <text:p text:style-name="P14"/>
      <text:p text:style-name="P14"/>
      <table:table table:name="Table17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4">Tabela Temporada</text:p>
          </table:table-cell>
        </table:table-row>
        <table:table-row>
          <table:table-cell table:style-name="TableCell1">
            <text:p text:style-name="P14">Atributo</text:p>
          </table:table-cell>
          <table:table-cell table:style-name="TableCell1">
            <text:p text:style-name="P14">Tipo-Base</text:p>
          </table:table-cell>
          <table:table-cell table:style-name="TableCell1">
            <text:p text:style-name="P14">Domínio</text:p>
          </table:table-cell>
          <table:table-cell table:style-name="TableCell1">
            <text:p text:style-name="P14">Máscara</text:p>
          </table:table-cell>
        </table:table-row>
        <table:table-row>
          <table:table-cell table:style-name="TableCell1">
            <text:p text:style-name="P14"><text:span text:style-name="T1">Subtítulo</text:span>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  <table:table-row>
          <table:table-cell table:style-name="TableCell1">
            <text:p text:style-name="P14"><text:span text:style-name="T1">Título</text:span></text:p>
          </table:table-cell>
          <table:table-cell table:style-name="TableCell1">
            <text:p text:style-name="P14">String</text:p>
          </table:table-cell>
          <table:table-cell table:style-name="TableCell1">
            <text:p text:style-name="P14">Alfa-numérico</text:p>
          </table:table-cell>
          <table:table-cell table:style-name="TableCell1">
            <text:p text:style-name="P14">[Como cadastrado]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1</meta:generator>
  </office:meta>
</office:document-meta>
</file>